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2.3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cm" svg:height="1.1cm" svg:x="8.6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cm" svg:height="1cm" svg:x="6.2cm" svg:y="3.2cm">
          <text:p text:style-name="P1">GET +integ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10.3cm" svg:y1="2.1cm" svg:x2="10.3cm" svg:y2="3.4cm">
          <text:p/>
        </draw:line>
        <draw:custom-shape draw:style-name="gr1" draw:text-style-name="P1" draw:layer="layout" svg:width="6.6cm" svg:height="1.5cm" svg:x="6.1cm" svg:y="5.3cm">
          <text:p text:style-name="P1">Count &lt; 0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6cm" svg:y1="4.2cm" svg:x2="9.6cm" svg:y2="5.6cm">
          <text:p/>
        </draw:line>
        <draw:custom-shape draw:style-name="gr1" draw:text-style-name="P1" draw:layer="layout" svg:width="3.6cm" svg:height="2.3cm" svg:x="7.8cm" svg:y="7.6cm">
          <text:p text:style-name="P1">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cm" svg:height="12.55cm" svg:x="1cm" svg:y="1cm">
          <draw:text-box>
            <text:p>KEY</text:p>
            <text:p>1.Count is the positive integer</text:p>
            <text:p/>
          </draw:text-box>
        </draw:frame>
        <draw:custom-shape draw:style-name="gr1" draw:text-style-name="P1" draw:layer="layout" svg:width="2.2cm" svg:height="2cm" svg:x="8.4cm" svg:y="11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1" draw:layer="layout" svg:x1="9.5cm" svg:y1="9.9cm" svg:x2="9.5cm" svg:y2="11.1cm">
          <text:p/>
        </draw:line>
        <draw:line draw:style-name="gr2" draw:text-style-name="P1" draw:layer="layout" svg:x1="9.5cm" svg:y1="6.8cm" svg:x2="9.5cm" svg:y2="7.8cm">
          <text:p/>
        </draw:line>
        <draw:line draw:style-name="gr2" draw:text-style-name="P1" draw:layer="layout" svg:x1="8.4cm" svg:y1="12cm" svg:x2="4.9cm" svg:y2="12cm">
          <text:p/>
        </draw:line>
        <draw:line draw:style-name="gr2" draw:text-style-name="P1" draw:layer="layout" svg:x1="5cm" svg:y1="12cm" svg:x2="5cm" svg:y2="16.6cm">
          <text:p/>
        </draw:line>
        <draw:line draw:style-name="gr2" draw:text-style-name="P1" draw:layer="layout" svg:x1="5cm" svg:y1="16.5cm" svg:x2="9.5cm" svg:y2="16.5cm">
          <text:p/>
        </draw:line>
        <draw:line draw:style-name="gr2" draw:text-style-name="P1" draw:layer="layout" svg:x1="9.4cm" svg:y1="16.5cm" svg:x2="9.4cm" svg:y2="18.4cm">
          <text:p/>
        </draw:line>
        <draw:custom-shape draw:style-name="gr1" draw:text-style-name="P1" draw:layer="layout" svg:width="6.3cm" svg:height="1.2cm" svg:x="5.9cm" svg:y="18.5cm">
          <text:p text:style-name="P1">PUT +integ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layer="layout" svg:width="2.1cm" svg:height="1.25cm" svg:x="5.8cm" svg:y="11.15cm">
          <draw:text-box>
            <text:p>Yes</text:p>
          </draw:text-box>
        </draw:frame>
        <draw:custom-shape draw:style-name="gr1" draw:text-style-name="P1" draw:layer="layout" svg:width="6.1cm" svg:height="1.3cm" svg:x="6.8cm" svg:y="14cm">
          <text:p text:style-name="P1">Count &lt; count + 1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9cm" svg:y1="14.6cm" svg:x2="17.3cm" svg:y2="14.6cm">
          <text:p/>
        </draw:line>
        <draw:line draw:style-name="gr2" draw:text-style-name="P1" draw:layer="layout" svg:x1="17.2cm" svg:y1="14.6cm" svg:x2="17.2cm" svg:y2="11.9cm">
          <text:p/>
        </draw:line>
        <draw:line draw:style-name="gr2" draw:text-style-name="P1" draw:layer="layout" svg:x1="17.113cm" svg:y1="12.056cm" svg:x2="10.413cm" svg:y2="12.056cm">
          <text:p/>
        </draw:line>
        <draw:line draw:style-name="gr2" draw:text-style-name="P1" draw:layer="layout" svg:x1="9.5cm" svg:y1="13cm" svg:x2="9.5cm" svg:y2="14.1cm">
          <text:p/>
        </draw:line>
        <draw:custom-shape draw:style-name="gr1" draw:text-style-name="P1" draw:layer="layout" svg:width="3.2cm" svg:height="1.8cm" svg:x="8.3cm" svg:y="21.1cm">
          <text:p text:style-name="P1">End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3cm" svg:y1="19.7cm" svg:x2="9.3cm" svg:y2="2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4:18:42.551000000</meta:creation-date>
    <dc:date>2014-10-21T15:15:57.693000000</dc:date>
    <meta:editing-duration>PT11M54S</meta:editing-duration>
    <meta:editing-cycles>1</meta:editing-cycles>
    <meta:document-statistic meta:object-count="23"/>
    <meta:generator>LibreOffice/4.2.5.2$Windows_x86 LibreOffice_project/61cb170a04bb1f12e77c884eab9192be736ec5f5</meta:generator>
  </office:meta>
</office:document-meta>
</file>